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ListParagraph" style:list-style-name="LFO1" style:family="paragraph">
      <style:text-properties style:font-name="Times New Roman" style:font-name-complex="Times New Roman"/>
    </style:style>
    <style:style style:name="P8" style:parent-style-name="ListParagraph" style:list-style-name="LFO1" style:family="paragraph">
      <style:text-properties style:font-name="Times New Roman" style:font-name-complex="Times New Roman"/>
    </style:style>
    <style:style style:name="P9" style:parent-style-name="ListParagraph" style:list-style-name="LFO1"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office:automatic-styles>
  <office:body>
    <office:text text:use-soft-page-breaks="true">
      <text:p text:style-name="P1">1-Es un ramsomware. Mas específicamente un troyano</text:p>
      <text:p text:style-name="P2">2- A través de la cooperación de otros malwares:</text:p>
      <text:p text:style-name="P3">A través de un phishing ( mail) , el cual es un troyano diseñado o basado en un troyano llamado Emotec ( troyano que cambia su código periódicamente a fines de no ser detectado por soluciones de seguridad, además de tener otros atributos tales como interceptar, registrar y guardar todo el trafico de red).</text:p>
      <text:p text:style-name="P4">Segundo paso, a través de Trickboot, el cual se encarga del robo de las credenciales de inicio de sesión.</text:p>
      <text:p text:style-name="P5">Paso Final: Ryuk. Este ultimo se encarga de encriptar todos los datos no solo los de los equipos sino también la práctica de todos los recursos de red. Haciendo además imposible la restauración del sistema ya que deshabilita esa opción en Windows. Solo mediante el pago a los delincuentes se habilita la desencriptación de los datos.</text:p>
      <text:p text:style-name="P6">3-<text:s/></text:p>
      <text:list text:style-name="LFO1" text:continue-numbering="true">
        <text:list-item>
          <text:p text:style-name="P7">Afecta el trafico de red.</text:p>
        </text:list-item>
        <text:list-item>
          <text:p text:style-name="P8">Robo de credenciales de inicio de sesión</text:p>
        </text:list-item>
        <text:list-item>
          <text:p text:style-name="P9">Encriptación de datos sumado a ramsom para obtener la desencirptacion y los datos por parte de los delincuentes.</text:p>
        </text:list-item>
      </text:list>
      <text:p text:style-name="P10">4- <text:s/>Aumentar el presupuesto en ciberseguridad y reducir el tiempo de reacción contra las amenazas. Adquirir defensas dinámicas ya que el entorno es cada vez más cambian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adalupe peña y lillo</meta:initial-creator>
    <dc:creator>guadalupe peña y lillo</dc:creator>
    <meta:creation-date>2022-04-08T01:34:00Z</meta:creation-date>
    <dc:date>2022-04-08T01:35:00Z</dc:date>
    <meta:template xlink:href="Normal" xlink:type="simple"/>
    <meta:editing-cycles>1</meta:editing-cycles>
    <meta:editing-duration>PT60S</meta:editing-duration>
    <meta:document-statistic meta:page-count="1" meta:paragraph-count="2" meta:word-count="185" meta:character-count="1202" meta:row-count="8" meta:non-whitespace-character-count="1019"/>
  </office:meta>
</office:document-meta>
</file>